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CE00000038FDFBF353.png"/>
  <manifest:file-entry manifest:media-type="image/png" manifest:full-path="Pictures/1000000000000436000002D4FD90C98C.png"/>
  <manifest:file-entry manifest:media-type="image/png" manifest:full-path="Pictures/100000000000024C000000F87EE6A641.png"/>
  <manifest:file-entry manifest:media-type="image/png" manifest:full-path="Pictures/100000000000043E0000014B08085253.png"/>
  <manifest:file-entry manifest:media-type="image/png" manifest:full-path="Pictures/10000000000002FB00000157FA1013E6.png"/>
  <manifest:file-entry manifest:media-type="image/png" manifest:full-path="Pictures/10000000000003200000025809C7EF31.png"/>
  <manifest:file-entry manifest:media-type="image/png" manifest:full-path="Pictures/10000000000001D9000001DF6601A29E.png"/>
  <manifest:file-entry manifest:media-type="image/png" manifest:full-path="Pictures/10000000000001B50000013CE4EC2AFC.png"/>
  <manifest:file-entry manifest:media-type="image/png" manifest:full-path="Pictures/100000000000026C0000014A8D89516C.png"/>
  <manifest:file-entry manifest:media-type="image/png" manifest:full-path="Pictures/1000000000000234000000CAE06B5CF2.png"/>
  <manifest:file-entry manifest:media-type="image/png" manifest:full-path="Pictures/100000000000018A0000007C29383C9A.png"/>
  <manifest:file-entry manifest:media-type="image/png" manifest:full-path="Pictures/1000000000000261000000B14DB5F20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10.01cm, 1.921cm, 0cm)" draw:image-opacity="100%" style:mirror="none"/>
    </style:style>
    <style:style style:name="gr4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18.59cm)" draw:image-opacity="100%" style:mirror="none"/>
    </style:style>
    <style:style style:name="pr1" style:family="presentation" style:parent-style-name="lyt-brown-subtitle">
      <style:graphic-properties draw:fill-color="#ffffff" draw:auto-grow-height="true" fo:min-height="17.935cm"/>
    </style:style>
    <style:style style:name="pr2" style:family="presentation" style:parent-style-name="lyt-brown-notes">
      <style:graphic-properties draw:fill-color="#ffffff" fo:min-height="13.364cm"/>
    </style:style>
    <style:style style:name="pr3" style:family="presentation" style:parent-style-name="lyt-brown-title">
      <style:graphic-properties fo:min-height="3.506cm"/>
    </style:style>
    <style:style style:name="pr4" style:family="presentation" style:parent-style-name="lyt-brown-outline1">
      <style:graphic-properties draw:stroke="none" draw:fill="none" fo:min-height="13.85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rown" presentation:presentation-page-layout-name="AL1T32">
        <office:forms form:automatic-focus="false" form:apply-design-mode="false"/>
        <draw:frame presentation:style-name="pr1" draw:layer="layout" svg:width="25.199cm" svg:height="17.935cm" svg:x="1.4cm" svg:y="0.837cm" presentation:class="subtitle" presentation:user-transformed="true">
          <draw:text-box>
            <text:p><text:span text:style-name="T1">Mensch ärga di nöd!</text:span></text:p>
            <text:list text:style-name="L1">
              <text:list-header>
                <text:p text:style-name="P1"><text:span text:style-name="T2">Julian Schneider, Patrick Lindel</text:span></text:p>
              </text:list-header>
            </text:list>
            <text:p text:style-name="P1"/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rown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halt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lay</text:p>
              </text:list-item>
              <text:list-item>
                <text:p>AJAX</text:p>
              </text:list-item>
              <text:list-item>
                <text:p>WebSockets</text:p>
              </text:list-item>
              <text:list-item>
                <text:p>Angular</text:p>
              </text:list-item>
              <text:list-item>
                <text:p>Polymer</text:p>
              </text:list-item>
              <text:list-item>
                <text:p>Authentication</text:p>
              </text:list-item>
              <text:list-item>
                <text:p>Dem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rown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lay</text:p>
          </draw:text-box>
        </draw:frame>
        <draw:frame draw:style-name="gr2" draw:text-style-name="P2" draw:layer="layout" svg:width="14.683cm" svg:height="6.6cm" svg:x="12.2cm" svg:y="5.4cm">
          <draw:image xlink:href="Pictures/10000000000002FB00000157FA1013E6.png" xlink:type="simple" xlink:show="embed" xlink:actuate="onLoad">
            <text:p/>
          </draw:image>
        </draw:frame>
        <draw:frame draw:style-name="gr3" draw:text-style-name="P2" draw:layer="layout" svg:width="10.452cm" svg:height="9.731cm" svg:x="0.4cm" svg:y="4.4cm">
          <draw:image xlink:href="Pictures/1000000000000436000002D4FD90C98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rown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JAX</text:p>
          </draw:text-box>
        </draw:frame>
        <draw:frame draw:style-name="gr2" draw:text-style-name="P2" draw:layer="layout" svg:width="10.424cm" svg:height="3.28cm" svg:x="1.2cm" svg:y="6.8cm">
          <draw:image xlink:href="Pictures/100000000000018A0000007C29383C9A.png" xlink:type="simple" xlink:show="embed" xlink:actuate="onLoad">
            <text:p/>
          </draw:image>
        </draw:frame>
        <draw:frame draw:style-name="gr3" draw:text-style-name="P2" draw:layer="layout" svg:width="6.8cm" svg:height="6.331cm" svg:x="19cm" svg:y="5.4cm">
          <draw:image xlink:href="Pictures/1000000000000436000002D4FD90C98C.png" xlink:type="simple" xlink:show="embed" xlink:actuate="onLoad">
            <text:p/>
          </draw:image>
        </draw:frame>
        <draw:frame draw:style-name="gr3" draw:text-style-name="P2" draw:layer="layout" svg:width="9.2cm" svg:height="9.4cm" svg:x="16.6cm" svg:y="5.4cm">
          <draw:image xlink:href="Pictures/1000000000000436000002D4FD90C98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rown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ebSockets</text:p>
          </draw:text-box>
        </draw:frame>
        <draw:frame draw:style-name="gr2" draw:text-style-name="P2" draw:layer="layout" svg:width="16.112cm" svg:height="4.682cm" svg:x="5.8cm" svg:y="4.8cm">
          <draw:image xlink:href="Pictures/1000000000000261000000B14DB5F20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rown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ngular</text:p>
          </draw:text-box>
        </draw:frame>
        <draw:frame draw:style-name="gr4" draw:text-style-name="P2" draw:layer="layout" svg:width="6.917cm" svg:height="13.371cm" svg:x="2cm" svg:y="2.4cm">
          <draw:image xlink:href="Pictures/1000000000000436000002D4FD90C98C.png" xlink:type="simple" xlink:show="embed" xlink:actuate="onLoad">
            <text:p/>
          </draw:image>
        </draw:frame>
        <draw:frame draw:style-name="gr2" draw:text-style-name="P2" draw:layer="layout" svg:width="25.769cm" svg:height="1.481cm" svg:x="1.431cm" svg:y="17.6cm">
          <draw:image xlink:href="Pictures/10000000000003CE00000038FDFBF353.png" xlink:type="simple" xlink:show="embed" xlink:actuate="onLoad">
            <text:p/>
          </draw:image>
        </draw:frame>
        <draw:frame draw:style-name="gr2" draw:text-style-name="P2" draw:layer="layout" svg:width="11.561cm" svg:height="8.36cm" svg:x="13.639cm" svg:y="5cm">
          <draw:image xlink:href="Pictures/10000000000001B50000013CE4EC2AF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rown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lymer</text:p>
          </draw:text-box>
        </draw:frame>
        <draw:frame draw:style-name="gr2" draw:text-style-name="P2" draw:layer="layout" svg:width="17.645cm" svg:height="5.378cm" svg:x="3.4cm" svg:y="14.6cm">
          <draw:image xlink:href="Pictures/100000000000043E0000014B08085253.png" xlink:type="simple" xlink:show="embed" xlink:actuate="onLoad">
            <text:p/>
          </draw:image>
        </draw:frame>
        <draw:frame draw:style-name="gr2" draw:text-style-name="P2" draw:layer="layout" svg:width="10.557cm" svg:height="4.452cm" svg:x="1.2cm" svg:y="5.948cm">
          <draw:image xlink:href="Pictures/100000000000024C000000F87EE6A64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rown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uthentication</text:p>
          </draw:text-box>
        </draw:frame>
        <draw:frame draw:style-name="gr2" draw:text-style-name="P2" draw:layer="layout" svg:width="10.114cm" svg:height="10.243cm" svg:x="11cm" svg:y="10cm">
          <draw:image xlink:href="Pictures/10000000000001D9000001DF6601A29E.png" xlink:type="simple" xlink:show="embed" xlink:actuate="onLoad">
            <text:p/>
          </draw:image>
        </draw:frame>
        <draw:frame draw:style-name="gr2" draw:text-style-name="P2" draw:layer="layout" svg:width="10.106cm" svg:height="3.619cm" svg:x="14.6cm" svg:y="6cm">
          <draw:image xlink:href="Pictures/1000000000000234000000CAE06B5CF2.png" xlink:type="simple" xlink:show="embed" xlink:actuate="onLoad">
            <text:p/>
          </draw:image>
        </draw:frame>
        <draw:frame draw:style-name="gr2" draw:text-style-name="P2" draw:layer="layout" svg:width="10.447cm" svg:height="5.56cm" svg:x="0.2cm" svg:y="4.24cm">
          <draw:image xlink:href="Pictures/100000000000026C0000014A8D89516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shapes9" xlink:href="Pictures/10000000000003200000025809C7EF31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ashapes9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brown" style:page-layout-name="PM1" draw:style-name="Mdp1">
      <office:forms form:automatic-focus="false" form:apply-design-mode="false"/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lyt-brown-title" draw:layer="backgroundobjects" svg:width="14.848cm" svg:height="11.136cm" svg:x="3.075cm" svg:y="2.257cm" presentation:class="page"/>
        <draw:frame presentation:style-name="lyt-brow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Win32 OpenOffice.org_project/411m6$Build-9775</meta:generator>
    <dc:title>Braun</dc:title>
    <dc:description>Präsentationshintergrund Vorlage</dc:description>
    <meta:creation-date>2015-01-20T12:46:47.86</meta:creation-date>
    <dc:language>de-DE</dc:language>
    <meta:editing-cycles>17</meta:editing-cycles>
    <meta:editing-duration>PT4H51M4S</meta:editing-duration>
    <meta:initial-creator>Patrick Lindel</meta:initial-creator>
    <dc:date>2015-01-20T17:53:08.45</dc:date>
    <dc:creator>Patrick Lindel</dc:creator>
    <meta:document-statistic meta:object-count="63"/>
    <meta:user-defined meta:name="Info 1"/>
    <meta:user-defined meta:name="Info 2"/>
    <meta:user-defined meta:name="Info 3"/>
    <meta:user-defined meta:name="Info 4"/>
    <meta:template xlink:type="simple" xlink:actuate="onRequest" xlink:title="Braun" xlink:href="../../../../Program%20Files%20(x86)/OpenOffice%204/share/template/de/layout/lyt-brown.otp"/>
  </office:meta>
</office:document-meta>
</file>